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5000000E3CF7F6F41.png" manifest:media-type="image/png"/>
  <manifest:file-entry manifest:full-path="Pictures/100000010000009F0000001B00FAF2D1.png" manifest:media-type="image/png"/>
  <manifest:file-entry manifest:full-path="Pictures/1000000000000207000000222EA3544A.png" manifest:media-type="image/png"/>
  <manifest:file-entry manifest:full-path="Pictures/10000001000000CB00000087045544CD.png" manifest:media-type="image/png"/>
  <manifest:file-entry manifest:full-path="Pictures/1000000100000423000001044E2B4DCC.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21" style:family="paragraph" style:parent-style-name="Standard">
      <style:text-properties officeooo:paragraph-rsid="00691e7b"/>
    </style:style>
    <style:style style:name="P22" style:family="paragraph" style:parent-style-name="Text_20_body">
      <style:text-properties officeooo:rsid="002c6a5e" officeooo:paragraph-rsid="00691e7b"/>
    </style:style>
    <style:style style:name="P23" style:family="paragraph" style:parent-style-name="Text_20_body">
      <style:text-properties officeooo:rsid="0036265c" officeooo:paragraph-rsid="00691e7b"/>
    </style:style>
    <style:style style:name="P24" style:family="paragraph" style:parent-style-name="Heading_20_3">
      <style:text-properties officeooo:paragraph-rsid="00691e7b"/>
    </style:style>
    <style:style style:name="P25" style:family="paragraph" style:parent-style-name="Heading_20_4">
      <style:text-properties officeooo:paragraph-rsid="00691e7b"/>
    </style:style>
    <style:style style:name="P26" style:family="paragraph" style:parent-style-name="Text_20_body">
      <style:text-properties officeooo:rsid="003a2321" officeooo:paragraph-rsid="00691e7b"/>
    </style:style>
    <style:style style:name="P27" style:family="paragraph" style:parent-style-name="Standard">
      <style:text-properties officeooo:rsid="002d8cec" officeooo:paragraph-rsid="00691e7b"/>
    </style:style>
    <style:style style:name="P28" style:family="paragraph" style:parent-style-name="Text_20_body">
      <style:text-properties officeooo:rsid="002d8cec" officeooo:paragraph-rsid="00691e7b"/>
    </style:style>
    <style:style style:name="P29" style:family="paragraph" style:parent-style-name="Heading_20_2">
      <style:text-properties officeooo:rsid="00438f49" officeooo:paragraph-rsid="00691e7b"/>
    </style:style>
    <style:style style:name="P30" style:family="paragraph" style:parent-style-name="List_20_Contents" style:list-style-name="L1">
      <style:text-properties officeooo:paragraph-rsid="00691e7b"/>
    </style:style>
    <style:style style:name="P31" style:family="paragraph" style:parent-style-name="Heading_20_1">
      <style:paragraph-properties fo:margin-top="0cm" fo:margin-bottom="0cm" style:contextual-spacing="false"/>
      <style:text-properties officeooo:paragraph-rsid="00691e7b"/>
    </style:style>
    <style:style style:name="P32" style:family="paragraph" style:parent-style-name="Standard">
      <style:text-properties officeooo:rsid="002e41ad" officeooo:paragraph-rsid="00691e7b"/>
    </style:style>
    <style:style style:name="P33" style:family="paragraph" style:parent-style-name="Text_20_body">
      <style:text-properties officeooo:rsid="0032d27d" officeooo:paragraph-rsid="00691e7b"/>
    </style:style>
    <style:style style:name="P34" style:family="paragraph" style:parent-style-name="Heading_20_1">
      <style:paragraph-properties fo:margin-top="0cm" fo:margin-bottom="0cm"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35" style:family="paragraph" style:parent-style-name="Text_20_body">
      <style:text-properties officeooo:rsid="007e7f7b" officeooo:paragraph-rsid="00691e7b"/>
    </style:style>
    <style:style style:name="P36" style:family="paragraph" style:parent-style-name="Text_20_body">
      <style:text-properties officeooo:rsid="0072bfb0" officeooo:paragraph-rsid="00691e7b"/>
    </style:style>
    <style:style style:name="P37" style:family="paragraph" style:parent-style-name="Text_20_body">
      <style:text-properties officeooo:rsid="0074bf01" officeooo:paragraph-rsid="00691e7b"/>
    </style:style>
    <style:style style:name="P38" style:family="paragraph" style:parent-style-name="Text_20_body">
      <style:text-properties officeooo:rsid="0071e980" officeooo:paragraph-rsid="00691e7b"/>
    </style:style>
    <style:style style:name="P39" style:family="paragraph" style:parent-style-name="Text_20_body">
      <style:text-properties officeooo:rsid="008029a1" officeooo:paragraph-rsid="00691e7b"/>
    </style:style>
    <style:style style:name="T1" style:family="text">
      <style:text-properties officeooo:rsid="006a4fae"/>
    </style:style>
    <style:style style:name="T2" style:family="text">
      <style:text-properties officeooo:rsid="0063f2e9"/>
    </style:style>
    <style:style style:name="T3" style:family="text">
      <style:text-properties officeooo:rsid="0068961a"/>
    </style:style>
    <style:style style:name="T4" style:family="text">
      <style:text-properties officeooo:rsid="0324689b"/>
    </style:style>
    <style:style style:name="T5" style:family="text">
      <style:text-properties officeooo:rsid="0322f75f"/>
    </style:style>
    <style:style style:name="T6" style:family="text">
      <style:text-properties officeooo:rsid="006858a3"/>
    </style:style>
    <style:style style:name="T7" style:family="text">
      <style:text-properties officeooo:rsid="00291240"/>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officeooo:rsid="00368195"/>
    </style:style>
    <style:style style:name="T12" style:family="text">
      <style:text-properties officeooo:rsid="002d8cec"/>
    </style:style>
    <style:style style:name="T13" style:family="text">
      <style:text-properties officeooo:rsid="00438f49"/>
    </style:style>
    <style:style style:name="T14"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7" style:family="text">
      <style:text-properties officeooo:rsid="002e41ad"/>
    </style:style>
    <style:style style:name="T18"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text:span text:style-name="T1">20</text:span>.<text:span text:style-name="T2">4</text:span> Editors - <text:span text:style-name="T1">NLA</text:span><text:span text:style-name="T3">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5097_2656298423" text:style-name="Index_20_Link" text:visited-style-name="Index_20_Link">Active Keying Set<text:tab/>4</text:a></text:p>
          <text:p text:style-name="P5"><text:a xlink:type="simple" xlink:href="#__RefHeading___Toc5099_2656298423" text:style-name="Index_20_Link" text:visited-style-name="Index_20_Link">Auto Keying<text:tab/>5</text:a></text:p>
          <text:p text:style-name="P5"><text:a xlink:type="simple" xlink:href="#__RefHeading___Toc534_1658675668" text:style-name="Index_20_Link" text:visited-style-name="Index_20_Link">Auto Keyframing Popover<text:tab/>5</text:a></text:p>
          <text:p text:style-name="P6"><text:a xlink:type="simple" xlink:href="#__RefHeading___Toc536_1658675668" text:style-name="Index_20_Link" text:visited-style-name="Index_20_Link">Auto keying mode<text:tab/>5</text:a></text:p>
          <text:p text:style-name="P7"><text:a xlink:type="simple" xlink:href="#__RefHeading___Toc538_1658675668" text:style-name="Index_20_Link" text:visited-style-name="Index_20_Link">Add &amp; Replace<text:tab/>5</text:a></text:p>
          <text:p text:style-name="P7"><text:a xlink:type="simple" xlink:href="#__RefHeading___Toc540_1658675668" text:style-name="Index_20_Link" text:visited-style-name="Index_20_Link">Replace<text:tab/>5</text:a></text:p>
          <text:p text:style-name="P6"><text:a xlink:type="simple" xlink:href="#__RefHeading___Toc542_1658675668" text:style-name="Index_20_Link" text:visited-style-name="Index_20_Link">Only Active Keying Set<text:tab/>5</text:a></text:p>
          <text:p text:style-name="P6"><text:a xlink:type="simple" xlink:href="#__RefHeading___Toc544_1658675668" text:style-name="Index_20_Link" text:visited-style-name="Index_20_Link">Layered Recording<text:tab/>5</text:a></text:p>
          <text:p text:style-name="P6"><text:a xlink:type="simple" xlink:href="#__RefHeading___Toc546_1658675668" text:style-name="Index_20_Link" text:visited-style-name="Index_20_Link">Cycle aware keying<text:tab/>5</text:a></text:p>
          <text:p text:style-name="P5"><text:a xlink:type="simple" xlink:href="#__RefHeading___Toc5101_2656298423" text:style-name="Index_20_Link" text:visited-style-name="Index_20_Link">Active Keying Set<text:tab/>5</text:a></text:p>
          <text:p text:style-name="P4"><text:a xlink:type="simple" xlink:href="#__RefHeading___Toc5103_2656298423" text:style-name="Index_20_Link" text:visited-style-name="Index_20_Link">Playback Panel<text:tab/>6</text:a></text:p>
          <text:p text:style-name="P5"><text:a xlink:type="simple" xlink:href="#__RefHeading___Toc5105_2656298423" text:style-name="Index_20_Link" text:visited-style-name="Index_20_Link">Sync Mode<text:tab/>6</text:a></text:p>
          <text:p text:style-name="P6"><text:a xlink:type="simple" xlink:href="#__RefHeading___Toc5107_2656298423" text:style-name="Index_20_Link" text:visited-style-name="Index_20_Link">No Sync<text:tab/>6</text:a></text:p>
          <text:p text:style-name="P6"><text:a xlink:type="simple" xlink:href="#__RefHeading___Toc5109_2656298423" text:style-name="Index_20_Link" text:visited-style-name="Index_20_Link">Frame Dropping<text:tab/>6</text:a></text:p>
          <text:p text:style-name="P6"><text:a xlink:type="simple" xlink:href="#__RefHeading___Toc5111_2656298423" text:style-name="Index_20_Link" text:visited-style-name="Index_20_Link">AV Sync<text:tab/>6</text:a></text:p>
          <text:p text:style-name="P5"><text:a xlink:type="simple" xlink:href="#__RefHeading___Toc5113_2656298423" text:style-name="Index_20_Link" text:visited-style-name="Index_20_Link">Audio Scrubbing<text:tab/>6</text:a></text:p>
          <text:p text:style-name="P5"><text:a xlink:type="simple" xlink:href="#__RefHeading___Toc5115_2656298423" text:style-name="Index_20_Link" text:visited-style-name="Index_20_Link">Play Audio<text:tab/>6</text:a></text:p>
          <text:p text:style-name="P5"><text:a xlink:type="simple" xlink:href="#__RefHeading___Toc5117_2656298423" text:style-name="Index_20_Link" text:visited-style-name="Index_20_Link">Sub frames<text:tab/>6</text:a></text:p>
          <text:p text:style-name="P5"><text:a xlink:type="simple" xlink:href="#__RefHeading___Toc5119_2656298423" text:style-name="Index_20_Link" text:visited-style-name="Index_20_Link">Limit Playback to Frame Range<text:tab/>6</text:a></text:p>
          <text:p text:style-name="P5"><text:a xlink:type="simple" xlink:href="#__RefHeading___Toc5121_2656298423" text:style-name="Index_20_Link" text:visited-style-name="Index_20_Link">Follow Current Frame<text:tab/>6</text:a></text:p>
          <text:p text:style-name="P5"><text:a xlink:type="simple" xlink:href="#__RefHeading___Toc5123_2656298423" text:style-name="Index_20_Link" text:visited-style-name="Index_20_Link">Play in<text:tab/>6</text:a></text:p>
          <text:p text:style-name="P4"><text:a xlink:type="simple" xlink:href="#__RefHeading___Toc5127_2656298423" text:style-name="Index_20_Link" text:visited-style-name="Index_20_Link">Keying Panel<text:tab/>7</text:a></text:p>
          <text:p text:style-name="P5"><text:a xlink:type="simple" xlink:href="#__RefHeading___Toc5129_2656298423" text:style-name="Index_20_Link" text:visited-style-name="Index_20_Link">New Keyframe Type<text:tab/>7</text:a></text:p>
          <text:p text:style-name="P5"><text:a xlink:type="simple" xlink:href="#__RefHeading___Toc5131_2656298423" text:style-name="Index_20_Link" text:visited-style-name="Index_20_Link">Auto Keyframing<text:tab/>7</text:a></text:p>
          <text:p text:style-name="P6"><text:a xlink:type="simple" xlink:href="#__RefHeading___Toc5133_2656298423" text:style-name="Index_20_Link" text:visited-style-name="Index_20_Link">Auto Keying Mode<text:tab/>7</text:a></text:p>
          <text:p text:style-name="P6"><text:a xlink:type="simple" xlink:href="#__RefHeading___Toc5135_2656298423" text:style-name="Index_20_Link" text:visited-style-name="Index_20_Link">Auto Keyframe Insert Keying Set<text:tab/>7</text:a></text:p>
          <text:p text:style-name="P5"><text:a xlink:type="simple" xlink:href="#__RefHeading___Toc5137_2656298423" text:style-name="Index_20_Link" text:visited-style-name="Index_20_Link">Layered Recording<text:tab/>7</text:a></text:p>
          <text:p text:style-name="P5"><text:a xlink:type="simple" xlink:href="#__RefHeading___Toc5139_2656298423" text:style-name="Index_20_Link" text:visited-style-name="Index_20_Link">Cycle Aware Keying<text:tab/>7</text:a></text:p>
          <text:p text:style-name="P4"><text:a xlink:type="simple" xlink:href="#__RefHeading___Toc899_3089830138" text:style-name="Index_20_Link" text:visited-style-name="Index_20_Link">Options<text:tab/>8</text:a></text:p>
          <text:p text:style-name="P5"><text:a xlink:type="simple" xlink:href="#__RefHeading___Toc901_3089830138" text:style-name="Index_20_Link" text:visited-style-name="Index_20_Link">Only show errors<text:tab/>8</text:a></text:p>
          <text:p text:style-name="P5"><text:a xlink:type="simple" xlink:href="#__RefHeading___Toc903_3089830138" text:style-name="Index_20_Link" text:visited-style-name="Index_20_Link"><text:soft-page-break/>Only show selected<text:tab/>8</text:a></text:p>
          <text:p text:style-name="P5"><text:a xlink:type="simple" xlink:href="#__RefHeading___Toc905_3089830138" text:style-name="Index_20_Link" text:visited-style-name="Index_20_Link">Show Seconds<text:tab/>8</text:a></text:p>
          <text:p text:style-name="P5"><text:a xlink:type="simple" xlink:href="#__RefHeading___Toc907_3089830138" text:style-name="Index_20_Link" text:visited-style-name="Index_20_Link">Sync visible range<text:tab/>8</text:a></text:p>
          <text:p text:style-name="P5"><text:a xlink:type="simple" xlink:href="#__RefHeading___Toc909_3089830138" text:style-name="Index_20_Link" text:visited-style-name="Index_20_Link">Show Markers<text:tab/>8</text:a></text:p>
          <text:p text:style-name="P5"><text:a xlink:type="simple" xlink:href="#__RefHeading___Toc911_3089830138" text:style-name="Index_20_Link" text:visited-style-name="Index_20_Link">Lock Markers<text:tab/>8</text:a></text:p>
          <text:p text:style-name="P5"><text:a xlink:type="simple" xlink:href="#__RefHeading___Toc913_3089830138" text:style-name="Index_20_Link" text:visited-style-name="Index_20_Link">Show Cache<text:tab/>8</text:a></text:p>
          <text:p text:style-name="P6"><text:a xlink:type="simple" xlink:href="#__RefHeading___Toc740_1350875990" text:style-name="Index_20_Link" text:visited-style-name="Index_20_Link">Softbody, Particles, etc.<text:tab/>8</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4">s</text:span> <text:span text:style-name="T5">and options </text:span>elements in the <text:span text:style-name="T6">footer</text:span>.<text:span text:style-name="T6"> It </text:span><text:span text:style-name="T7">c</text:span><text:span text:style-name="T6">ontains various elements and tools. This footer is shared across the animation editors. Dope Sheet, Graph Editor, Driver Editor and NLA Editor</text:span></text:p>
      <text:p text:style-name="P11"><draw:frame draw:style-name="fr2" draw:name="Image2" text:anchor-type="char" svg:width="13.45cm" svg:height="3.3cm" draw:z-index="12"><draw:image xlink:href="Pictures/1000000100000423000001044E2B4DC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8">.</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10">If you do not have a keying set assigned, this will default to the default keying set defined in the Preferences. </text:span></text:p>
      <text:h text:style-name="P13" text:outline-level="2"><text:bookmark-start text:name="__RefHeading___Toc3677_2656298423"/>Delete <text:span text:style-name="T10">Keyframe</text:span><text:bookmark-end text:name="__RefHeading___Toc3677_2656298423"/></text:h>
      <text:p text:style-name="P19">Removes the keyframe at the current position in the current active keying set.</text:p>
      <text:p text:style-name="P19"/>
      <table:table table:name="Tabelle2" table:style-name="Tabelle2">
        <table:table-column table:style-name="Tabelle2.A"/>
        <table:table-row>
          <table:table-cell table:style-name="Tabelle2.A1" office:value-type="string">
            <text:h text:style-name="P20" text:outline-level="1"><text:bookmark-start text:name="__RefHeading___Toc5097_2656298423"/>Active Keying Set<text:bookmark-end text:name="__RefHeading___Toc5097_2656298423"/></text:h>
          </table:table-cell>
        </table:table-row>
      </table:table>
      <text:p text:style-name="P21"><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text:soft-page-break/>Auto Keying<text:bookmark-end text:name="__RefHeading___Toc5099_2656298423"/></text:h>
      <text:p text:style-name="P22">With auto keying on every manipulation in the 3d view will automatically create a keyframe, or update the existing keyframe at the current position.</text:p>
      <text:p text:style-name="P22">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3">Auto keying settings.<text:span text:style-name="T11"> These settings shows when you have auto keying activated.</text:span></text:p>
      <text:h text:style-name="P24" text:outline-level="3"><text:bookmark-start text:name="__RefHeading___Toc536_1658675668"/>Auto keying mode<text:bookmark-end text:name="__RefHeading___Toc536_1658675668"/></text:h>
      <text:h text:style-name="P25" text:outline-level="4"><text:bookmark-start text:name="__RefHeading___Toc538_1658675668"/>Add &amp; Replace<text:bookmark-end text:name="__RefHeading___Toc538_1658675668"/></text:h>
      <text:p text:style-name="P23">Replace existing keyframes and add new ones where no keyframes exists.</text:p>
      <text:h text:style-name="P25" text:outline-level="4"><text:bookmark-start text:name="__RefHeading___Toc540_1658675668"/>Replace<text:bookmark-end text:name="__RefHeading___Toc540_1658675668"/></text:h>
      <text:p text:style-name="P23">Just replace existing keyframes.</text:p>
      <text:h text:style-name="P24" text:outline-level="3"><text:bookmark-start text:name="__RefHeading___Toc542_1658675668"/>Only Active Keying Set<text:bookmark-end text:name="__RefHeading___Toc542_1658675668"/></text:h>
      <text:p text:style-name="P23">Automatic keyframe insertion using active keying set only.</text:p>
      <text:h text:style-name="P24" text:outline-level="3"><text:bookmark-start text:name="__RefHeading___Toc544_1658675668"/>Layered Recording<text:bookmark-end text:name="__RefHeading___Toc544_1658675668"/></text:h>
      <text:p text:style-name="P23">Add a new nla track and strip for every loop or pass made over the animation. This allows non destructive tweaking.</text:p>
      <text:h text:style-name="P24" text:outline-level="3"><text:bookmark-start text:name="__RefHeading___Toc546_1658675668"/>Cycle aware keying<text:bookmark-end text:name="__RefHeading___Toc546_1658675668"/></text:h>
      <text:p text:style-name="P23">For channels with cyclic extrapolation, the keyframe insertion is automatically remapped inside the cycle time range, and keeps the ends in sync.</text:p>
      <text:h text:style-name="P13"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2">Choose your keying set.</text:p>
      <text:p text:style-name="P22"/>
      <text:p text:style-name="P22"/>
      <text:p text:style-name="P26"/>
      <text:p text:style-name="P26"/>
      <text:p text:style-name="P26"/>
      <text:p text:style-name="P26"/>
      <text:p text:style-name="P26"/>
      <table:table table:name="Tabelle4" table:style-name="Tabelle4">
        <table:table-column table:style-name="Tabelle4.A"/>
        <text:soft-page-break/>
        <table:table-row>
          <table:table-cell table:style-name="Tabelle4.A1" office:value-type="string">
            <text:h text:style-name="P9" text:outline-level="1"><text:bookmark-start text:name="__RefHeading___Toc5103_2656298423"/>P<text:span text:style-name="T12">layback Panel</text:span><text:bookmark-end text:name="__RefHeading___Toc5103_2656298423"/></text:h>
          </table:table-cell>
        </table:table-row>
      </table:table>
      <text:p text:style-name="P21"><draw:frame draw:style-name="fr6" draw:name="Image4" text:anchor-type="char" svg:x="12.39cm" svg:y="0.247cm" svg:width="6.553cm" svg:height="8.805cm" draw:z-index="13"><draw:image xlink:href="Pictures/100000000000013D000001AA9B94EB15.png" xlink:type="simple" xlink:show="embed" xlink:actuate="onLoad" draw:mime-type="image/png"/></draw:frame></text:p>
      <text:p text:style-name="P27">Here you can find various options for playback.</text:p>
      <text:p text:style-name="P27"/>
      <text:h text:style-name="P13" text:outline-level="2"><text:bookmark-start text:name="__RefHeading___Toc5105_2656298423"/>Sync Mode<text:bookmark-end text:name="__RefHeading___Toc5105_2656298423"/></text:h>
      <text:p text:style-name="P28">How to synchronize playback.</text:p>
      <text:h text:style-name="P24" text:outline-level="3"><text:bookmark-start text:name="__RefHeading___Toc5107_2656298423"/>No Sync<text:bookmark-end text:name="__RefHeading___Toc5107_2656298423"/></text:h>
      <text:p text:style-name="P28">Don't synchronize. Play every frame.</text:p>
      <text:h text:style-name="P24" text:outline-level="3"><text:bookmark-start text:name="__RefHeading___Toc5109_2656298423"/>Frame Dropping<text:bookmark-end text:name="__RefHeading___Toc5109_2656298423"/></text:h>
      <text:p text:style-name="P28">Drop frames if playback is too slow.</text:p>
      <text:h text:style-name="P24" text:outline-level="3"><text:bookmark-start text:name="__RefHeading___Toc5111_2656298423"/>AV Sync<text:bookmark-end text:name="__RefHeading___Toc5111_2656298423"/></text:h>
      <text:p text:style-name="P28">Drop frames to synchronize to Audio Playback.</text:p>
      <text:h text:style-name="P13" text:outline-level="2"><text:bookmark-start text:name="__RefHeading___Toc5113_2656298423"/>Audio Scrubbing<draw:frame draw:style-name="fr6"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28">Play existing audio from sequence editor when scrubbing.</text:p>
      <text:h text:style-name="P29" text:outline-level="2"><text:bookmark-start text:name="__RefHeading___Toc5115_2656298423"/>Play Audio<text:bookmark-end text:name="__RefHeading___Toc5115_2656298423"/></text:h>
      <text:p text:style-name="P28"><text:span text:style-name="T13">Play</text:span> <text:span text:style-name="T13">back </text:span>existing audio from sequence editor, <text:span text:style-name="T13">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28">Show current scene sub frame and allow to set it by using interface tools.</text:p>
      <text:h text:style-name="P13" text:outline-level="2"><text:bookmark-start text:name="__RefHeading___Toc5119_2656298423"/>Limit <text:span text:style-name="T14">Playback</text:span> to Frame Range<text:bookmark-end text:name="__RefHeading___Toc5119_2656298423"/></text:h>
      <text:p text:style-name="P28">Don't allow frame selection with the mouse outside of the play range.</text:p>
      <text:h text:style-name="P13" text:outline-level="2"><text:bookmark-start text:name="__RefHeading___Toc5121_2656298423"/>Follow <text:span text:style-name="T14">Current Frame</text:span><text:bookmark-end text:name="__RefHeading___Toc5121_2656298423"/></text:h>
      <text:p text:style-name="P28">Follow current frame in editors.</text:p>
      <text:h text:style-name="P13"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28">Plays the animation in the chosen editor types.</text:p>
      <text:list text:style-name="L1">
        <text:list-item>
          <text:p text:style-name="P30">Active Editor</text:p>
        </text:list-item>
        <text:list-item>
          <text:p text:style-name="P30">3D Viewport</text:p>
        </text:list-item>
        <text:list-item>
          <text:p text:style-name="P30">Animation Editors</text:p>
        </text:list-item>
        <text:list-item>
          <text:p text:style-name="P30">Image Editor</text:p>
        </text:list-item>
        <text:list-item>
          <text:p text:style-name="P30">Properties Editor and Sidebars</text:p>
        </text:list-item>
        <text:list-item>
          <text:p text:style-name="P30"><text:soft-page-break/>Movie Clip Editor</text:p>
        </text:list-item>
        <text:list-item>
          <text:p text:style-name="P30">Node Editors</text:p>
        </text:list-item>
        <text:list-item>
          <text:p text:style-name="P30">Video Sequencer</text:p>
        </text:list-item>
        <text:list-item>
          <text:p text:style-name="P30">Spreadsheet</text:p>
        </text:list-item>
      </text:list>
      <text:p text:style-name="P28"/>
      <text:p text:style-name="P17"/>
      <table:table table:name="Tabelle5" table:style-name="Tabelle5">
        <table:table-column table:style-name="Tabelle5.A"/>
        <table:table-row>
          <table:table-cell table:style-name="Tabelle5.A1" office:value-type="string">
            <text:h text:style-name="P31" text:outline-level="1"><text:bookmark-start text:name="__RefHeading___Toc5127_2656298423"/><text:span text:style-name="T15">K</text:span><text:span text:style-name="T16">eying Panel</text:span><text:bookmark-end text:name="__RefHeading___Toc5127_2656298423"/></text:h>
          </table:table-cell>
        </table:table-row>
      </table:table>
      <text:p text:style-name="P21"/>
      <text:p text:style-name="P32"><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32"/>
      <text:p text:style-name="P32"/>
      <text:p text:style-name="P32"/>
      <text:p text:style-name="P32"/>
      <text:p text:style-name="P32"/>
      <text:p text:style-name="P32"/>
      <text:h text:style-name="P13"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33">Recolor the currently selected keyframes.<text:span text:style-name="T17"> Or create the next keyframe with this chosen keyframe color.</text:span></text:p>
      <text:p text:style-name="P33"/>
      <text:h text:style-name="P13"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24" text:outline-level="3"><text:bookmark-start text:name="__RefHeading___Toc5133_2656298423"/>Auto Keying Mode<text:bookmark-end text:name="__RefHeading___Toc5133_2656298423"/></text:h>
      <text:p text:style-name="P17">Just replace existing keyframes, or add keyframes too.</text:p>
      <text:h text:style-name="P24"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ext:soft-page-break/>
        <table:table-row>
          <table:table-cell table:style-name="Tabelle6.A1" office:value-type="string">
            <text:h text:style-name="P34" text:outline-level="1"><text:bookmark-start text:name="__RefHeading___Toc899_3089830138"/>Options<text:bookmark-end text:name="__RefHeading___Toc899_3089830138"/></text:h>
          </table:table-cell>
        </table:table-row>
      </table:table>
      <text:p text:style-name="P21"/>
      <text:p text:style-name="P21"><draw:frame draw:style-name="fr7" draw:name="Bild13" text:anchor-type="char" svg:x="14.825cm" svg:y="0.291cm" svg:width="3.769cm" svg:height="6.481cm"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35">Only include f-curves that are disabled or have errors.</text:p>
      <text:h text:style-name="P13" text:outline-level="2"><text:bookmark-start text:name="__RefHeading___Toc903_3089830138"/><text:span text:style-name="T18">Only </text:span><text:span text:style-name="T19">show selected</text:span><text:bookmark-end text:name="__RefHeading___Toc903_3089830138"/></text:h>
      <text:p text:style-name="P35">Just show the keyframes from the selected object.</text:p>
      <text:p text:style-name="P35"/>
      <text:p text:style-name="P35"/>
      <text:p text:style-name="P35"/>
      <text:h text:style-name="P13"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36">Show the timing in the timeline area in seconds instead of frames.</text:p>
      <text:h text:style-name="P13" text:outline-level="2"><text:bookmark-start text:name="__RefHeading___Toc907_3089830138"/>Sync visible range<text:bookmark-end text:name="__RefHeading___Toc907_3089830138"/></text:h>
      <text:p text:style-name="P37">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36">Display the markers row at the bottom of the view.</text:p>
      <text:h text:style-name="P13" text:outline-level="2"><text:bookmark-start text:name="__RefHeading___Toc911_3089830138"/>Lock Markers<text:bookmark-end text:name="__RefHeading___Toc911_3089830138"/></text:h>
      <text:p text:style-name="P38">Make the markers uneditable.</text:p>
      <text:h text:style-name="P13" text:outline-level="2"><text:bookmark-start text:name="__RefHeading___Toc913_3089830138"/>Show Cache<text:bookmark-end text:name="__RefHeading___Toc913_3089830138"/></text:h>
      <text:p text:style-name="P39">Show animation information for cached objects like Particles.</text:p>
      <text:h text:style-name="P24" text:outline-level="3"><text:bookmark-start text:name="__RefHeading___Toc740_1350875990"/>Softbody, Particles, etc.<text:bookmark-end text:name="__RefHeading___Toc740_1350875990"/></text:h>
      <text:p text:style-name="P3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a4fae"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68961a" style:font-size-asian="10pt" style:font-size-complex="10pt"/>
    </style:style>
    <style:style style:name="MT6" style:family="text">
      <style:text-properties fo:font-size="10pt" officeooo:rsid="004b0400" style:font-size-asian="10pt" style:font-size-complex="10pt"/>
    </style:style>
    <style:style style:name="MT7"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4</text:span><text:span text:style-name="MT1"> Editors - </text:span><text:span text:style-name="MT3">NLA</text:span><text:span text:style-name="MT5"> Editor</text:span><text:span text:style-name="MT6"> - </text:span><text:span text:style-name="MT7">Footer</text:span><text:span text:style-name="MT6">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M15S</meta:editing-duration>
    <meta:editing-cycles>59</meta:editing-cycles>
    <meta:generator>LibreOffice/25.2.4.3$Windows_X86_64 LibreOffice_project/33e196637044ead23f5c3226cde09b47731f7e27</meta:generator>
    <dc:date>2025-07-11T12:42:31.514373000</dc:date>
    <meta:document-statistic meta:table-count="7" meta:image-count="16" meta:object-count="0" meta:page-count="8" meta:paragraph-count="175" meta:word-count="1136" meta:character-count="6467" meta:non-whitespace-character-count="5510"/>
    <meta:template xlink:type="simple" xlink:actuate="onRequest" xlink:title="standard1cm" xlink:href="../../../AppData/Roaming/LibreOffice/4/user/template/standard1cm.ott" meta:date="2016-03-29T10:37:00.996000000"/>
  </office:meta>
</office:document-meta>
</file>